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_media</text:p>
          </table:table-cell>
        </table:table-row>
        <table:table-row table:style-name="ro1">
          <table:table-cell table:formula="of:=RAND()" office:value-type="float" office:value="0.183264410588541" calcext:value-type="float">
            <text:p>0.183264410588541</text:p>
          </table:table-cell>
          <table:table-cell/>
          <table:table-cell office:value-type="string" calcext:value-type="string">
            <text:p>media</text:p>
          </table:table-cell>
          <table:table-cell/>
          <table:table-cell table:formula="of:=([.A2]-[.C3])/[.C9]" office:value-type="float" office:value="-0.534791537734447" calcext:value-type="float">
            <text:p>-0.534791537734447</text:p>
          </table:table-cell>
          <table:table-cell table:number-columns-repeated="2"/>
        </table:table-row>
        <table:table-row table:style-name="ro1">
          <table:table-cell table:formula="of:=RAND()" office:value-type="float" office:value="0.962562915006983" calcext:value-type="float">
            <text:p>0.962562915006983</text:p>
          </table:table-cell>
          <table:table-cell/>
          <table:table-cell table:formula="of:=GEOMEAN([.A2:.A10])" office:value-type="float" office:value="0.348859622289216" calcext:value-type="float">
            <text:p>0.348859622289216</text:p>
          </table:table-cell>
          <table:table-cell/>
          <table:table-cell table:formula="of:=([.A3]-[.C3])/[.C9]" office:value-type="float" office:value="1.98196146044657" calcext:value-type="float">
            <text:p>1.98196146044657</text:p>
          </table:table-cell>
          <table:table-cell table:number-columns-repeated="2"/>
        </table:table-row>
        <table:table-row table:style-name="ro1">
          <table:table-cell table:formula="of:=RAND()" office:value-type="float" office:value="0.47796792795031" calcext:value-type="float">
            <text:p>0.47796792795031</text:p>
          </table:table-cell>
          <table:table-cell table:number-columns-repeated="3"/>
          <table:table-cell table:formula="of:=([.A4]-[.C3])/[.C9]" office:value-type="float" office:value="0.416956677730458" calcext:value-type="float">
            <text:p>0.416956677730458</text:p>
          </table:table-cell>
          <table:table-cell/>
          <table:table-cell office:value-type="string" calcext:value-type="string">
            <text:p>Z_varianza</text:p>
          </table:table-cell>
        </table:table-row>
        <table:table-row table:style-name="ro1">
          <table:table-cell table:formula="of:=RAND()" office:value-type="float" office:value="0.753758847738787" calcext:value-type="float">
            <text:p>0.753758847738787</text:p>
          </table:table-cell>
          <table:table-cell/>
          <table:table-cell office:value-type="string" calcext:value-type="string">
            <text:p>varianza</text:p>
          </table:table-cell>
          <table:table-cell/>
          <table:table-cell table:formula="of:=([.A5]-[.C3])/[.C9]" office:value-type="float" office:value="1.30762645357807" calcext:value-type="float">
            <text:p>1.30762645357807</text:p>
          </table:table-cell>
          <table:table-cell/>
          <table:table-cell table:formula="of:=VAR([.E2:.E10]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75459205986422" calcext:value-type="float">
            <text:p>0.175459205986422</text:p>
          </table:table-cell>
          <table:table-cell/>
          <table:table-cell table:formula="of:=VAR([.A2:.A10])" office:value-type="float" office:value="0.09587966241124" calcext:value-type="float">
            <text:p>0.09587966241124</text:p>
          </table:table-cell>
          <table:table-cell/>
          <table:table-cell table:formula="of:=([.A6]-[.C3])/[.C9]" office:value-type="float" office:value="-0.559998530911546" calcext:value-type="float">
            <text:p>-0.559998530911546</text:p>
          </table:table-cell>
          <table:table-cell table:number-columns-repeated="2"/>
        </table:table-row>
        <table:table-row table:style-name="ro1">
          <table:table-cell table:formula="of:=RAND()" office:value-type="float" office:value="0.143746356488488" calcext:value-type="float">
            <text:p>0.143746356488488</text:p>
          </table:table-cell>
          <table:table-cell table:number-columns-repeated="3"/>
          <table:table-cell table:formula="of:=([.A7]-[.C3])/[.C9]" office:value-type="float" office:value="-0.662415523376263" calcext:value-type="float">
            <text:p>-0.662415523376263</text:p>
          </table:table-cell>
          <table:table-cell/>
          <table:table-cell office:value-type="string" calcext:value-type="string">
            <text:p>Z_desv</text:p>
          </table:table-cell>
        </table:table-row>
        <table:table-row table:style-name="ro1">
          <table:table-cell table:formula="of:=RAND()" office:value-type="float" office:value="0.736470039061553" calcext:value-type="float">
            <text:p>0.736470039061553</text:p>
          </table:table-cell>
          <table:table-cell/>
          <table:table-cell office:value-type="string" calcext:value-type="string">
            <text:p>std</text:p>
          </table:table-cell>
          <table:table-cell/>
          <table:table-cell table:formula="of:=([.A8]-[.C3])/[.C9]" office:value-type="float" office:value="1.25179205786615" calcext:value-type="float">
            <text:p>1.25179205786615</text:p>
          </table:table-cell>
          <table:table-cell/>
          <table:table-cell table:formula="of:=STDEV([.E2:.E10]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52641472360478" calcext:value-type="float">
            <text:p>0.152641472360478</text:p>
          </table:table-cell>
          <table:table-cell/>
          <table:table-cell table:formula="of:=STDEV([.A2:.A10])" office:value-type="float" office:value="0.30964441285326" calcext:value-type="float">
            <text:p>0.30964441285326</text:p>
          </table:table-cell>
          <table:table-cell/>
          <table:table-cell table:formula="of:=([.A9]-[.C3])/[.C9]" office:value-type="float" office:value="-0.633688649895731" calcext:value-type="float">
            <text:p>-0.633688649895731</text:p>
          </table:table-cell>
          <table:table-cell table:number-columns-repeated="2"/>
        </table:table-row>
        <table:table-row table:style-name="ro1">
          <table:table-cell table:formula="of:=RAND()" office:value-type="float" office:value="0.42473424856437" calcext:value-type="float">
            <text:p>0.42473424856437</text:p>
          </table:table-cell>
          <table:table-cell table:number-columns-repeated="3"/>
          <table:table-cell table:formula="of:=([.A10]-[.C3])/[.C9]" office:value-type="float" office:value="0.245037931012534" calcext:value-type="float">
            <text:p>0.2450379310125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1:10:41.716131921</meta:creation-date>
    <dc:date>2024-12-19T01:26:06.385621437</dc:date>
    <meta:editing-duration>PT4M9S</meta:editing-duration>
    <meta:editing-cycles>1</meta:editing-cycles>
    <meta:document-statistic meta:table-count="1" meta:cell-count="31" meta:object-count="0"/>
    <meta:generator>LibreOffice/24.8.3.2$Linux_X86_64 LibreOffice_project/480$Build-2</meta:generator>
  </office:meta>
</office:document-meta>
</file>